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6.126cm"/>
    </style:style>
    <style:style style:name="co5" style:family="table-column">
      <style:table-column-properties fo:break-before="auto" style:column-width="4.574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4.519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/home/anderson/src/lilka/hardware/v2/main.kicad_sch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Default" office:value-type="string" calcext:value-type="string">
            <text:p>Wed 21 Feb 2024 01:42:13 PM EET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7.0.10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.py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office:value-type="string" calcext:value-type="string">
            <text:p>42</text:p>
          </table:table-cell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 calcext:value-type="string">
            <text:p>Collated Components: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string" calcext:value-type="string">
            <text:p>Main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К-сть</text:p>
          </table:table-cell>
          <table:table-cell office:value-type="string" calcext:value-type="string">
            <text:p>Ідентифікатор</text:p>
          </table:table-cell>
          <table:table-cell office:value-type="string" calcext:value-type="string">
            <text:p>Значення</text:p>
          </table:table-cell>
          <table:table-cell office:value-type="string" calcext:value-type="string">
            <text:p>Символ</text:p>
          </table:table-cell>
          <table:table-cell office:value-type="string" calcext:value-type="string">
            <text:p>Футпрінт</text:p>
          </table:table-cell>
          <table:table-cell office:value-type="string" calcext:value-type="string">
            <text:p>Даташіт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im.Device</text:p>
          </table:table-cell>
          <table:table-cell office:value-type="string" calcext:value-type="string">
            <text:p>Sim.Pins</text:p>
          </table:table-cell>
          <table:table-cell office:value-type="string" calcext:value-type="string">
            <text:p>Посилання</text:p>
          </table:table-cell>
          <table:table-cell office:value-type="string" calcext:value-type="string">
            <text:p>Ціна</text:p>
          </table:table-cell>
          <table:table-cell table:number-columns-repeated="2" office:value-type="string" calcext:value-type="string">
            <text:p>Pric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Device:Buzzer</text:p>
          </table:table-cell>
          <table:table-cell office:value-type="string" calcext:value-type="string">
            <text:p>Buzzer_Beeper:MagneticBuzzer_Kobitone_254-EMB73-RO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mini-tech.com.ua/ua/passivnyj-zummer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m-teh.com.ua/kondensator-ct4-1uf-50v-x7r-10/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justas-electronics.com.ua/cm-100n-x7r/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.1 uF can be used for v2 alpha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:1N4001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03/1n4001.pdf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1=K 2=A</text:p>
          </table:table-cell>
          <table:table-cell office:value-type="string" calcext:value-type="string">
            <text:p>https://voron.ua/uk/catalog/029199--diod_1n4001_v_lente_mic_master_instrument_corporation_do41_do4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0 шт в комплекті</text:p>
          </table:table-cell>
        </table:table-row>
        <table:table-row table:style-name="ro1"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H1, H2, H3, H4, H5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2.7mm_M2.5_DIN965_Pad</text:p>
          </table:table-cell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:USB_2.0_PCB</text:p>
          </table:table-cell>
          <table:table-cell office:value-type="string" calcext:value-type="string">
            <text:p>Connectors:USB_2.0_PCB</text:p>
          </table:table-cell>
          <table:table-cell table:number-columns-repeated="5"/>
          <table:table-cell office:value-type="string" calcext:value-type="string">
            <text:p>https://arduino.ua/prod2783-plata-perehodnik-usb-type-c-na-dip-2-5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m-teh.com.ua/li-pol-akumuliator-603048p-1000-ma-hod-3.7v-z-plato%D1%96u-zakhystu/?gad_source=1&amp;gclid=CjwKCAiA29auBhBxEiwAnKcSqmJoC5UaOLX_kOIJX7G_EQOqEse5RDJBtxz8IvMHU9rLfGlj-MlgyhoCXgEQAvD_BwE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Об’єм — на вибір користувача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arduino.ua/prod1077-konnektor-dvyhryadnii-2h40-pin-papa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onnector_Generic: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arduino.ua/prod1077-konnektor-dvyhryadnii-2h40-pin-pap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Та саме деталь, що й J4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y:uSD-adapter-3v3</text:p>
          </table:table-cell>
          <table:table-cell office:value-type="string" calcext:value-type="string">
            <text:p>footprints:MicroSD-Adapter-3v3</text:p>
          </table:table-cell>
          <table:table-cell office:value-type="string" calcext:value-type="string">
            <text:p>https://www.aliexpress.com/item/1005006220398106.html</text:p>
          </table:table-cell>
          <table:table-cell table:number-columns-repeated="4"/>
          <table:table-cell office:value-type="string" calcext:value-type="string">
            <text:p>https://diyshop.com.ua/en/modul-interfejsa-mini-sd-karty-kardrider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CM5102A</text:p>
          </table:table-cell>
          <table:table-cell office:value-type="string" calcext:value-type="string">
            <text:p>connector:PCM5102A-I2S-Module</text:p>
          </table:table-cell>
          <table:table-cell office:value-type="string" calcext:value-type="string">
            <text:p>footprints:PCM5102A-I2S-Module</text:p>
          </table:table-cell>
          <table:table-cell table:number-columns-repeated="5"/>
          <table:table-cell office:value-type="string" calcext:value-type="string">
            <text:p>https://prom.ua/ua/p1401452703-pcm5102a-modul-tsap.html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:MAX98357-I2S-Module</text:p>
          </table:table-cell>
          <table:table-cell office:value-type="string" calcext:value-type="string">
            <text:p>footprints:MAX98357-I2S-Module</text:p>
          </table:table-cell>
          <table:table-cell table:number-columns-repeated="5"/>
          <table:table-cell office:value-type="string" calcext:value-type="string">
            <text:p>https://arduino.ua/prod4112-modyl-aydioysilitelya-mono-3vt-klassa-d-na-max9835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P4056</text:p>
          </table:table-cell>
          <table:table-cell office:value-type="string" calcext:value-type="string">
            <text:p>connector:Charge_Controller_TP4056</text:p>
          </table:table-cell>
          <table:table-cell office:value-type="string" calcext:value-type="string">
            <text:p>Connectors:Charge_Controller_TP4056</text:p>
          </table:table-cell>
          <table:table-cell table:number-columns-repeated="5"/>
          <table:table-cell office:value-type="string" calcext:value-type="string">
            <text:p>https://arduino.ua/prod1486-zaryadnii-modyl-tp4056-micro-usb-s-fynkciei-zashhiti-akkymylyator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NoBat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TrianglePad1.0x1.5mm</text:p>
          </table:table-cell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LML6401</text:p>
          </table:table-cell>
          <table:table-cell office:value-type="string" calcext:value-type="string">
            <text:p>Transistor_FET:IRLML6401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infineon.com/dgdl/irlml6401pbf.pdf?fileId=5546d462533600a401535668b96d2634</text:p>
          </table:table-cell>
          <table:table-cell/>
          <table:table-cell office:value-type="string" calcext:value-type="string">
            <text:p>SOT-23</text:p>
          </table:table-cell>
          <table:table-cell table:number-columns-repeated="2"/>
          <table:table-cell office:value-type="string" calcext:value-type="string">
            <text:p>https://www.rcscomponents.kiev.ua/product/irlml6401trpbf_34344.htm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P2104</text:p>
          </table:table-cell>
          <table:table-cell office:value-type="string" calcext:value-type="string">
            <text:p>Transistor_FET:TP0610L</text:p>
          </table:table-cell>
          <table:table-cell office:value-type="string" calcext:value-type="string">
            <text:p>Package_TO_SOT_THT:TO-92L_Inline</text:p>
          </table:table-cell>
          <table:table-cell office:value-type="string" calcext:value-type="string">
            <text:p>http://www.vishay.com/docs/70209/70209.pdf</text:p>
          </table:table-cell>
          <table:table-cell/>
          <table:table-cell office:value-type="string" calcext:value-type="string">
            <text:p>TO-9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Запасне місце для THT-альтернативи Q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justas-electronics.com.ua/rss0125w-10k/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0 шт в комплекті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, 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justas-electronics.com.ua/rss0125w-100k/</text:p>
          </table:table-cell>
          <table:table-cell table:style-name="ce2" office:value-type="float" office:value="2.6" calcext:value-type="float">
            <text:p>2,6</text:p>
          </table:table-cell>
          <table:table-cell table:number-columns-repeated="2"/>
          <table:table-cell office:value-type="string" calcext:value-type="string">
            <text:p>10 шт в комплекті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</text:p>
          </table:table-cell>
          <table:table-cell table:style-name="ce1" office:value-type="string" calcext:value-type="string">
            <text:p>2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justas-electronics.com.ua/rss025w-200r/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string" calcext:value-type="string">
            <text:p>10 шт в комплекті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justas-electronics.com.ua/rss0125w-33kOm/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string" calcext:value-type="string">
            <text:p>10 шт в комплекті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s:SW_PUSH-12mm-fixed-min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arduino.ua/prod2506-komplekt-knopok-12mm-s-kolpachkom-5-cvetov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Потрібно ще 2 (в комплекті лише 6)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s:SW_PUSH-12mm-fixed-min</text:p>
          </table:table-cell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s:SW_PUSH-12mm-fixed-min</text:p>
          </table:table-cell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s:SW_PUSH-12mm-fixed-min</text:p>
          </table:table-cell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s:SW_PUSH-12mm-fixed-min</text:p>
          </table:table-cell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s:SW_PUSH-12mm-fixed-min</text:p>
          </table:table-cell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s:SW_PUSH-12mm-fixed-min</text:p>
          </table:table-cell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W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s:SW_PUSH-12mm-fixed-min</text:p>
          </table:table-cell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arduino.ua/prod6165-taktova-knopka-smd-4pin-6h6x9-5mm-shtok-6-0m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arduino.ua/prod6165-taktova-knopka-smd-4pin-6h6x9-5mm-shtok-6-0m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W1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witch:SW_DPDT_x2</text:p>
          </table:table-cell>
          <table:table-cell office:value-type="string" calcext:value-type="string">
            <text:p>Button_Switch_THT:SW_E-Switch_EG1271_SPDT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arduino.ua/prod5124-perekluchatel-polzynkovii-ms-22d18g2-dip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W1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arduino.ua/prod6165-taktova-knopka-smd-4pin-6h6x9-5mm-shtok-6-0m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splay:TFT_240x280</text:p>
          </table:table-cell>
          <table:table-cell office:value-type="string" calcext:value-type="string">
            <text:p>Display:TFT_240x280_2pads</text:p>
          </table:table-cell>
          <table:table-cell table:number-columns-repeated="5"/>
          <table:table-cell office:value-type="string" calcext:value-type="string">
            <text:p>https://arduino.ua/prod6568-tft-displei-1-7-spi-240x280-rgb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J1</text:p>
          </table:table-cell>
          <table:table-cell office:value-type="string" calcext:value-type="string">
            <text:p>TFT_Socket</text:p>
          </table:table-cell>
          <table:table-cell office:value-type="string" calcext:value-type="string">
            <text:p>Connector:Conn_01x08_Socket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arduino.ua/prod315-konnektor-40-pin-mam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V1117-33</text:p>
          </table:table-cell>
          <table:table-cell office:value-type="string" calcext:value-type="string">
            <text:p>Regulator_Linear:TLV1117-33</text:p>
          </table:table-cell>
          <table:table-cell office:value-type="string" calcext:value-type="string">
            <text:p>Package_TO_SOT_SMD:SOT-223</text:p>
          </table:table-cell>
          <table:table-cell office:value-type="string" calcext:value-type="string">
            <text:p>http://www.ti.com/lit/ds/symlink/tlv1117.pdf</text:p>
          </table:table-cell>
          <table:table-cell table:number-columns-repeated="4"/>
          <table:table-cell office:value-type="string" calcext:value-type="string">
            <text:p>http://www.kosmodrom.com.ua/el.php?name=TLV1117-33IKVURG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ESP32-S3-WROOM-1</text:p>
          </table:table-cell>
          <table:table-cell office:value-type="string" calcext:value-type="string">
            <text:p>Espressif:ESP32-S3-WROOM-1-alt_180</text:p>
          </table:table-cell>
          <table:table-cell office:value-type="string" calcext:value-type="string">
            <text:p>PCM_Espressif:ESP32-S3-WROOM-1_nognd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 table:number-columns-repeated="4"/>
          <table:table-cell office:value-type="string" calcext:value-type="string">
            <text:p>https://www.rcscomponents.kiev.ua/product/esp32-s3-wroom-1-n16r8_184448.html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10"/>
          <table:table-cell table:formula="of:=SUM([.M10:.M45])" office:value-type="float" office:value="684.9" calcext:value-type="float">
            <text:p>684,9</text:p>
          </table:table-cell>
          <table:table-cell table:formula="of:=SUM([.N10:.N45])" office:value-type="float" office:value="20" calcext:value-type="float">
            <text:p>20</text:p>
          </table:table-cell>
          <table:table-cell table:formula="of:=SUM([.O10:.O45])" office:value-type="float" office:value="400" calcext:value-type="float">
            <text:p>4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1T14:51:03.258519322</dc:date>
    <meta:editing-duration>PT1H8M44S</meta:editing-duration>
    <meta:editing-cycles>5</meta:editing-cycles>
    <meta:generator>LibreOffice/7.6.4.1$Linux_X86_64 LibreOffice_project/60$Build-1</meta:generator>
    <meta:document-statistic meta:table-count="1" meta:cell-count="348" meta:object-count="0"/>
  </office:meta>
</office:document-meta>
</file>